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907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r favor não guarde isto para você. Repasse para ajudar outras pessoas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E se puder mande pra frente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Espalhe e você salvará a vida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Por favor, não esconda a mensagem 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Não guarde essas informações apenas para si mesmo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Passe para toda a sua família e amigos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Repassem!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Repasse para seus amigos e parentes para que eles saibam a que estão expostos com o uso desses venenos modernos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Se for possivel partilhem alertem as pessoas que amam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Por favor, compartilhe essa informação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e vamos repassando essa dica ótima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Por favor, repassem essa informação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se todos que receberem esta mensagem, a enviarem a pelo menos uma das pessoas que conhecem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ompartilhe esta mensagem com seus amigos e familiares para conscientizá-los sobre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OMPARTILHE-O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Repasse para seus famíliares e amigos pois é muito importante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Por favor, passe isso imediatamente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Por favor, não deixem de repassar esta mensagem para todos que vocês conhecem!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Por favor não deixem de repassar esta mensagem para todos que vocês conhecem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ompartilhe com os outros para espalhar o amor!</text:p>
          </table:table-cell>
          <table:table-cell office:value-type="string" calcext:value-type="string">
            <text:p>compartilhamen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23:15:21.2885317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5T17:30:37.602794542</meta:creation-date>
    <dc:date>2020-06-17T23:16:13.736493378</dc:date>
    <meta:editing-duration>PT11M7S</meta:editing-duration>
    <meta:editing-cycles>3</meta:editing-cycles>
    <meta:generator>LibreOffice/6.3.4.2$Linux_X86_64 LibreOffice_project/60da17e045e08f1793c57c00ba83cdfce946d0aa</meta:generator>
    <meta:document-statistic meta:table-count="1" meta:cell-count="40" meta:object-count="0"/>
  </office:meta>
</office:document-meta>
</file>